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cs" fo:country="CZ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1f5f07" officeooo:paragraph-rsid="001f5f07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officeooo:rsid="001f5f07" style:font-size-asian="11pt"/>
    </style:style>
    <style:style style:name="T3" style:family="text">
      <style:text-properties style:font-name="Calibri" fo:font-size="11pt" fo:language="cs" fo:country="CZ" style:font-size-asian="11pt"/>
    </style:style>
    <style:style style:name="T4" style:family="text">
      <style:text-properties style:font-name="Calibri" fo:font-size="11pt" fo:language="en" fo:country="U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kce 1</text:span><text:span text:style-name="T1"/></text:p>
      <text:list text:style-name="WWNum2">
        <text:list-item>
          <text:p text:style-name="P2" loext:marker-style-name="T1"><text:span text:style-name="T1">Představit Engeto + kontakty </text:span><text:span text:style-name="T2">(operations)</text:span></text:p>
        </text:list-item>
        <text:list-item>
          <text:p text:style-name="P2" loext:marker-style-name="T3"><text:span text:style-name="T1">Přestavit Discord</text:span><text:span text:style-name="T3"/></text:p>
        </text:list-item>
        <text:list-item>
          <text:p text:style-name="P2" loext:marker-style-name="T3"><text:span text:style-name="T3">Představit sebe (dalš</text:span><text:span text:style-name="T4">í</text:span><text:span text:style-name="T3"> lektory)</text:span></text:p>
        </text:list-item>
        <text:list-item>
          <text:p text:style-name="P2" loext:marker-style-name="T3"><text:span text:style-name="T3">Rozpis lekc</text:span><text:span text:style-name="T4">í</text:span></text:p>
        </text:list-item>
        <text:list-item>
          <text:p text:style-name="P2" loext:marker-style-name="T3"><text:span text:style-name="T3">Průběh lekc</text:span><text:span text:style-name="T4">í</text:span></text:p>
        </text:list-item>
        <text:list-item>
          <text:p text:style-name="P2" loext:marker-style-name="T3"><text:span text:style-name="T3">Styl komunikace, materi</text:span><text:span text:style-name="T4">á</text:span><text:span text:style-name="T3">ly, z</text:span><text:span text:style-name="T4">á</text:span><text:span text:style-name="T3">znamy z lekc</text:span><text:span text:style-name="T4">í</text:span></text:p>
        </text:list-item>
        <text:list-item>
          <text:p text:style-name="P2" loext:marker-style-name="T3"><text:span text:style-name="T3">Styl učen</text:span><text:span text:style-name="T4">í</text:span></text:p>
        </text:list-item>
        <text:list-item>
          <text:p text:style-name="P2" loext:marker-style-name="T3"><text:span text:style-name="T3">Dotazn</text:span><text:span text:style-name="T4">í</text:span><text:span text:style-name="T3">k po každ</text:span><text:span text:style-name="T4">é</text:span><text:span text:style-name="T3"> lekci</text:span></text:p>
        </text:list-item>
        <text:list-item>
          <text:p text:style-name="P2" loext:marker-style-name="T3"><text:span text:style-name="T3">Pracovn</text:span><text:span text:style-name="T4">í</text:span><text:span text:style-name="T3"> prostřed</text:span><text:span text:style-name="T4">í</text:span><text:span text:style-name="T3"> Engeto + v</text:span><text:span text:style-name="T4">ý</text:span><text:span text:style-name="T3">ukov</text:span><text:span text:style-name="T4">é</text:span><text:span text:style-name="T3"> materi</text:span><text:span text:style-name="T4">á</text:span><text:span text:style-name="T3">ly</text:span></text:p>
        </text:list-item>
        <text:list-item>
          <text:p text:style-name="P2" loext:marker-style-name="T3"><text:span text:style-name="T3">Jak st</text:span><text:span text:style-name="T4">á</text:span><text:span text:style-name="T3">hnout dodatečn</text:span><text:span text:style-name="T4">é</text:span><text:span text:style-name="T3"> materi</text:span><text:span text:style-name="T4">á</text:span><text:span text:style-name="T3">ly</text:span></text:p>
        </text:list-item>
      </text:list>
      <text:p text:style-name="P3" loext:marker-style-name="T3"/>
      <text:p text:style-name="P1"><text:span text:style-name="T3">P.S. K podm</text:span><text:span text:style-name="T4">ínkám ÚP šel samostatný e-mail, podle něj stačí být přihlášen jako host, napsat jméno a příjmení s diakritikou (e-mail být nemusí), splnit 80 % docházky (tzn. 2 absence) a projít veškeré cvičení z 80 %. Projekty jako podmínka absolvování nejsou.</text:span></text:p>
      <text:p text:style-name="P4"><text:span text:style-name="T4">Udělat si poznámky k bodům v úvodním představení!!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6T19:25:01.646000000</dc:date>
    <meta:editing-duration>PT51M38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3" meta:word-count="99" meta:character-count="601" meta:non-whitespace-character-count="525"/>
  </office:meta>
</office:document-meta>
</file>